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>
      <style:text-properties fo:color="#99a8ba" style:text-outline="false" style:text-line-through-style="none" style:text-line-through-type="none" style:font-name="Menl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none" style:country-asian="none" style:font-style-asian="normal" style:font-weight-asian="normal" style:font-name-complex="Menl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Websit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f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local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eb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m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ebdi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p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h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autodisco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autoconfi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s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po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ai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vp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m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ob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ysq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b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up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ec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e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n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s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n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tat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lis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e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por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ap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e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m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back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q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ntra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t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vid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ail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x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tag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h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e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x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pv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remo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v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ownlo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ssq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ap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ns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exchan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ail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foru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s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off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l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fi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nf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ow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oni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helpde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ewslet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ft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eb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eb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uplo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ho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b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log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a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blo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d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t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g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ns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de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s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mt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v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s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rel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onl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erv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tes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rad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n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libra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hel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memb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t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extra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hos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ld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ervi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ebdisk.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urv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www.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-n7k-v03-01.r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a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do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ww</text:p>
          </table:table-cell>
          <table:table-cell office:value-type="string" calcext:value-type="string">
            <text:p>c-n7k-n04-01.r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legac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rou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e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f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erve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t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ood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faceb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tes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h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artn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nagi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rt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ail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de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utoconfig.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utodiscover.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ga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jo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im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hos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gatew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evi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ww.sup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orr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ontr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ns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vpn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lou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rch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itr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ebdisk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vo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onne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ga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mt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cc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li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ww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gall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redm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ir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tre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q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d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bill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onstru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lyncdisco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ai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f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ojec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gsq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ail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too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iph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erve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db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an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jabb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us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ebmai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ww.b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ai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hpmy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repor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r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g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image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x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ww.web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ont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eb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ommun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ocz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ww.mob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ft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dial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anelst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v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cact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lph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vide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ns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o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tes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harepoi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arke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sitedefe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memb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webdisk.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emk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trai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ed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utoconfig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g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utodiscover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ata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disk.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jo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ne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and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elear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mail.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ownlo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peed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esig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taf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anelstats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b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il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uilder.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rav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irr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s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icke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lumn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itebuil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ji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s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artn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li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lu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usin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upd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ev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loc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tream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ze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d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g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g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tat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h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zimb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disk.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r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o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a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ev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roje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xm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ordpr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engli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g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b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redire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u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ire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oci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evelopm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alend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foru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r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w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onitor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her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hot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x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il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e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s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rack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u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h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odiscover.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onfere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re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oconfig.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li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vpn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odiscover.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2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oconfig.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o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con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aym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irew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nt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li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g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ev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orig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om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arracu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li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s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nter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mt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zabb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d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sse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il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s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e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oconfig.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ubl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odiscover.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servi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vid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or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tud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ch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omai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la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o1.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erver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g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k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a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heal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o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v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m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ach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tl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h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voip750101.pg6.s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origin-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is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ann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ercu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irec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il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est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hopp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disk.de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rk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b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are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u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d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tick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j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s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outl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f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.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nt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p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ov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ly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jupi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ev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er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regi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d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cor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s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images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ene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ob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l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tor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s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o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ebc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www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re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admin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n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lo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p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manag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ndro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linu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rese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g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eb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slvp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thum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lin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ail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hot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p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pr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ven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fin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uesgh2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n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joom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do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fla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rese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dashbo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tr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ww.i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ed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deli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y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old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or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e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testbrv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us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radi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t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la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t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rv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ail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ail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pu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host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re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l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boo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phoen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drup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ffili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ww.w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ebdisk.sup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ww.sec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v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ksta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atu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log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prepr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backu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op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v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ailg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plu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oftw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j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r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new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ww.memb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open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ot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tit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o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nalyt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o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por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t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ho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pol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eb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ft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ww.downlo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hos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ww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ww.rad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demo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li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fee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educ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ffilia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kv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si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mx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autoconfig.de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ontrol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utodiscover.de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t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eb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c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h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bl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d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stag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tatic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ebserv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devel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kata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m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ccou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un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ga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me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c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ch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netwo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l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for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a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ainten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h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b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demo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ns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t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dev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track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gre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i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the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stat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inf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ecur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x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r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te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transf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faceb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v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goog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roxy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feedb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vp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uc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vi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bi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vp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ecur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new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ob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mailg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d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1119252140425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utoconfig.sup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l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1119252140395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st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lif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utodiscover.sup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antisp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book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i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www.por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h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gc._msd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neptu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termi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v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g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discover.demo</text:p>
          </table:table-cell>
          <table:table-cell office:value-type="string" calcext:value-type="string">
            <text:p>ga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inter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kle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r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oseid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elay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esour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raff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disk.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ap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jo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mtp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p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g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o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ud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fa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lf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im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l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p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xx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d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ail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fs01.j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virtu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pok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s1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ysq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ou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i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if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b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orpor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df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r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loopb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agen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amp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la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glob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oran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wst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tatic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lear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s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hi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gall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z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arw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ail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tud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ign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erver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rchiv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gol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ome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vp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s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e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st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iwi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g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roxy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asc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lb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p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pp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onflue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lea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lassifie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g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cd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atr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eposi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pda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evelo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ee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wit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rtem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yst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commer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y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ord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ug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ugzil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listser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t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vo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ma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vp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onta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galleri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his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jour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hote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newslet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odc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a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u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jo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intra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cie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ou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ns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eop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t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vce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est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adiu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o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ow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agaz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f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ustom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s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i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hos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ve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iri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l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1128552140125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had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tud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on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xr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o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se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hecksr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hyd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igi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irel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ann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y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mail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indo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rave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pocz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h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ataba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ysql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insi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ebi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acke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x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in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utodiscover.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disk.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hel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s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est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d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ubscri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ass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video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utoconfig.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ll.ed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egistr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s1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ame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y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s2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xr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eau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f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pa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entr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ce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ackoff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bibliote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o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ab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p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ovi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foru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server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mon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radiu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pri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s1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thu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n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ebdisk.web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ed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et</text:p>
          </table:table-cell>
          <table:table-cell office:value-type="string" calcext:value-type="string">
            <text:p>www.mus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pla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vstaging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ap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rep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prue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hou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t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drag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pando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sto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fo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www.s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phys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fo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grou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antivir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prof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www.onl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strea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h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d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nhko11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lo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eag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v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il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gam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care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vpn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ip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d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webdisk.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ipt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www.pro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h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ma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tal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he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f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www.kata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sys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fash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t1.nl</text:p>
          </table:table-cell>
          <table:table-cell table:number-columns-repeated="102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012.nl</text:p>
          </table:table-cell>
          <table:table-cell table:number-columns-repeated="102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oporte.nl</text:p>
          </table:table-cell>
          <table:table-cell table:number-columns-repeated="102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teste.nl</text:p>
          </table:table-cell>
          <table:table-cell table:number-columns-repeated="102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cripts.nl</text:p>
          </table:table-cell>
          <table:table-cell table:number-columns-repeated="102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welco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a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ga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ultime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et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s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orta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k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disk.b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x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lu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disk.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mg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urvey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mail.control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rr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riv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ki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v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wit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esseng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l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a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anagem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fe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xm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s5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remi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ap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acku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s5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b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f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omi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ail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steri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at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a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od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ap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h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s1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dn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ea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g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trav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ist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helyabinsk-RNOC-RR02.BACKB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u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emo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inecra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s2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W70F395EB456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ns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p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cata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s2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0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vide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gemin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d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a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otici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yaccou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ql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ercu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f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ail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p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on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idg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tu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1129052140256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os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ealest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gala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k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h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or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disk.mob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tes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a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elay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aur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g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nte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da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ail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ob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v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ns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gro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il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d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ds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ri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ra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k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f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istem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c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he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uilder.control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lu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ecur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-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1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on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etfl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nterpri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xt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desig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epor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ibguid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old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utodiscover.sec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he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disk.sec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u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ow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od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nternatio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f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egas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ail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a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vd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inven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imp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-lear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f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d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yell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skle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soci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mail.c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ortfol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mtp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af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ex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ed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ov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uilder.contr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utoconfig.sec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aym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dn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rv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openvp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isco-capwap-contro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olph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mail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iner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otsp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u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roduc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o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lackber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i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tig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tream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dmin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x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erver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disk.foru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o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upor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foc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k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pe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ync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uilder.c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x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fi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f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konku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roadc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bui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ar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ww.blo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auro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revi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licen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om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ervicede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webc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b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dns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cfd29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spi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xp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newslett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k</text:p>
          </table:table-cell>
          <table:table-cell office:value-type="string" calcext:value-type="string">
            <text:p>e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ot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config.web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atist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ll.videocd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discover.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config.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f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bill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app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ig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jw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re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uro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da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erl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u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discover.web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idge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q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ysql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elfserv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d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ilrel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.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s1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st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le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la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gen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d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er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e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orre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b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o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ent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l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me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projec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il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ou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ld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direc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uplo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rb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b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3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od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mpl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ndrome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ph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edi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rtic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yo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e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ct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emes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config.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discover.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u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ne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dvertis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il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pi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av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our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ki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r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4anvn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ama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ekla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de.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ew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lea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discover.b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urs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il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config.b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ew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ubunt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z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.m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e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sand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mg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ransl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mail.contr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il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mtp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all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o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config.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ecru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il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evie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discover.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20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iph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d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desig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onso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utbou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jpk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x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nv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v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m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ami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nsur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tlan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qu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il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disk.cd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wordpr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disk.ne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ce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yaho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ost21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ib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o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loud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lb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ntar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pv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rid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m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bi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r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ld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ng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s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ui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in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o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dn1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ompa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xpr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peci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o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ccou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ideo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xpe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lien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oj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log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mg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il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y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obil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ri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k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lin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rien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off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had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y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config.foru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s0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e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discover.foru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ho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o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upgra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upp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o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serv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o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y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skt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memb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lackbo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sp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v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tp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res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da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o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s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is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w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yper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tm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a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sp-caledon.c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edia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u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nerg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eli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hica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f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ommer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r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un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etm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d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il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ainelst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z-hn.nh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kv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h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bo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pach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u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rv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u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xter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i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roduc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in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pst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x0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u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m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f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rin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uplo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tes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maz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osting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heal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n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0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ainb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isco-lwapp-contro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uran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q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omaindnszon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di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st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nu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ob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andal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uz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asswo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config.mob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de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erver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jo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esul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tes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y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c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li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discover.mobi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or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ze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v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p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r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ot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s3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logx.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er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atekee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s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aku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he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ark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d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sarrol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irro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un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kvm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rt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ns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ha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vat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l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a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a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v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ugarc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youtu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c-vss6509-g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im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x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rys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r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erver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journa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r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u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rueb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g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helpde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erver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ompu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alil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liv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f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ri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developm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ivech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ost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atic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fre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u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offe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ja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i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mpla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arba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igh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li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o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irec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sti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quari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ps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rav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reed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outiqu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s2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ho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ound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a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ex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ia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ecur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u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nagedom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s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-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har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a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j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xbacku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urop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as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on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t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alc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omainDnsZon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p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enes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ysql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s3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drup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holesa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orestDnsZon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alumn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rketpl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atisti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ount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map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r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i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he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de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pp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orestdnszon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kron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psil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mtp-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ictur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ut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ysql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r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har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han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20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oc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u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na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au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imag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est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si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agaz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host-roe0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z-hcm.nh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ri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m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ic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i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tr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host-ox0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r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ir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a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hats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an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umm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ream.orig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na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fl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t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mera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a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o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u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m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cli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.partn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eas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vp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ba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1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delivery.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wwhost-port0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hide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graph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web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atalogu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t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e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d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il0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spor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a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ntrane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discover.ne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har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x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amp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qu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roxy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mai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ervici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ov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e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ecure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ja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config.ne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o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ook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iw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emo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arch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qu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ubli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ootb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ri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o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mtp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sy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i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e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ta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p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gm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ea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rop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boo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20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orr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disk.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x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h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p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n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n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ollu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et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wnclou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ndr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v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-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xyg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agu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ant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erso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joom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oh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ats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o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i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i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s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ampaig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in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ar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antas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rt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eli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f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d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crip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nub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reat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elear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d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ta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iscov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rie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eservati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uffa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d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uxs2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t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sm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busin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xc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lleg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uf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ile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disk.ch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o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zz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taging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x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w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phrod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pa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f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sc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tlant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si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l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shopp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eta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c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nterf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io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surv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ustom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s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ur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h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classifie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exi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nowled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ra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ccoun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rasnod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n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ch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roper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ond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cli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cadem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yb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engli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use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ok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downlo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vir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mtp-rel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p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rac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u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r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0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ul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az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r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disk.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go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mood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hant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1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adius.au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voyag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i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inste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dd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ql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a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discover.ch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ra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h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s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az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config.ch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ear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rans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nd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o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targ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ww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au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ng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s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a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a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omc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3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amet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orna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1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quant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la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ha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config.cd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lo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acku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disk.w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lta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you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ey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it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erver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hob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mm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discover.cd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k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r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noop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i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occ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ibl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r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softw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red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bf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2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il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commun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-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-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mt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victor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do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her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isl-murcia.c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or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e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a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t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9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x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1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iolog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r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urb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iolog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ndi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st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osting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il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clu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iamo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v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libra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config.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ap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utodiscover.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qui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apt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o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d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k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hcp.pils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xen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SR21.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oriz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v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ent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n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ol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us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et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o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hortur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pee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m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ns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boo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p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and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lu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p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ur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uxs1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pir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rv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lass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disk.stag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m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nnov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ynam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esell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esour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wi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et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v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allce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er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it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rofi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engu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il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ort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acul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e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u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s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lori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n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p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sl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loud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gener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ticke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xwe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amili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r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x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dmissi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edicat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a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q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pmsqr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r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ocur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ffic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ar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xen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radm.let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w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inj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mu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or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miam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ww.sa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erber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xha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c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ais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p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juni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o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pw.openvp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alt-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romw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ob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sphos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s2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elomat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1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f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webacc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ien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hostkar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l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freemaildomai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b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testb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b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iron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server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d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cr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at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ky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i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an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affilia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eg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lec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log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disk.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p-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ix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nsw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kore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nsigh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r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stb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uth-h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c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buse-re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a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v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p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ob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o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o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c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e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eor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urek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emo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olid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hos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rv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oute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rver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quo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clip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ntertainm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k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c.jura-g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e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a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trai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disk.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ost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end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un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yp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o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u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e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onfi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ust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evelop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m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cach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stpor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st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innac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uppor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unri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na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-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at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v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.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yth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arwa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u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u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ic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oup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erse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est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oute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aw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so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ns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unico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xy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yn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ctiv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item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m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olgogr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st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nd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ardw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m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ine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re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x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st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oc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as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m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oronez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r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genc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v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latin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ut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yj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ospi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nurs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dmin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afe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sz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2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osc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kar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ess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ad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r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lay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ap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ocum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rv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phot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x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xamp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ult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emo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ev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j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2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uf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ina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k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op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tt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newyo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o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marke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ela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t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ile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oodl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ours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nnua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re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stat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p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z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ba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el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utodiscover.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gatew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ntegr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ik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etr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.ns.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disk.vid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as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on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iref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c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arato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b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mtp-out-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ouris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z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ani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oundcu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a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2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pla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zz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ha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utoconfig.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hu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ne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ess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att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tp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oluti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off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rver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e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ns2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li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konku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.ns.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uid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ealthc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et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st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sr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ingap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edu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hom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xchbhlan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le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sp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too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ig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.ns.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kvm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st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la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qavgatekee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olla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y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bo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a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stud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aler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heck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es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gat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ra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n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erl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ou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min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olymp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qavm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.ns.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nt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at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la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e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d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x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o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en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3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oron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bu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oph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e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ogist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anc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2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2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2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nst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st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t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ober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ayp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-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ortal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a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ideip-u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cst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p-u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arehou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c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ogg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ri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u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ebstage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disk.stat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nfin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ola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kok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ra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ack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st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staf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unsh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irro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jef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serv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jenki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dministr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lr-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la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qagatekee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dn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r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ulc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ar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u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dv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n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ubvers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e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9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iemth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iber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e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mtprelay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fitn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hcp.zmm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s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p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in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avinc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w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tel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tsuppo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ns2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y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d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vho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ebsp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.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rg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am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livehel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200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bw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x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e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p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otl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rtic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w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g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ybr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log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cbf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an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anywhe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or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isl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w.m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quo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t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z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euro20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hest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rwho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mail0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schedu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ch</text:p>
          </table:table-cell>
          <table:table-cell office:value-type="string" calcext:value-type="string">
            <text:p>ww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rvid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v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ren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a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bil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ynerg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ysp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ipexter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r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i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bu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us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d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xx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ew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ir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a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og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pa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.ns.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dr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arlot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ownload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l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end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y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alv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xtre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ypo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al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r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ch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m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a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ank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awai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stoff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r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.ns.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esid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trixst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d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m-services-v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p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ol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loj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5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v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acku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ink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wg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ntro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dic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amfil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mbersh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c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pr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r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1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o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nito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alyps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ebu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y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enarth.c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sl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3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3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rick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2.cl.bellsouth.net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eorg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allis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x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2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ct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uc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m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i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arch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tp.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al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tp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h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tri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i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mtp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mag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s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iss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j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d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itla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ani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icha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mot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p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1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.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sopor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eckrel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i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o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rago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nd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z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ocument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el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ev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a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dul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up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the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arl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osto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mtp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fa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ortu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m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or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eamspea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as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enn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h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ob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2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oo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echnolog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s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new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cr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st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f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l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0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urk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hot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c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u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1.viviotech.net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du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2.viviotech.net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rese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ndia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rced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arg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o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re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ysql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o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nti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i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si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d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n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sd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r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a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st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nk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2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2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jour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t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bu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di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1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le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iste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in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unsubscri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apph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ul-cat6506-g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n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e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a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e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lick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gistr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sr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atabas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methe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t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sama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pi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dis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bal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b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ym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ga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5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lackho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3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h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b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t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1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pe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zo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alme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ren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m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hangha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3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at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fol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6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lexa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o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mologaca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anil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ege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mail.hos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a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r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x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dmiss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s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s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gr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hm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nito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hankyo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ssu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ultu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xy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eedtes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ir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rese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a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plo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marke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lfres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ron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is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atabas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serv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xe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irector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hm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aur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u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feedb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u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eac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agen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tp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az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j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o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ntes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lph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urp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a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in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ol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new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por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wo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usi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2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config.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dent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fash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or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lr-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ger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e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ro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abo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ysql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ladim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arch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3.cl.bellsouth.net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mo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laz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v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ok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im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t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discover.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uck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u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row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1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p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direc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c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en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i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ky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3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r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il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s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otif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ivestre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i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o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ps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c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vp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im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mokep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7pdjh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ynca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direc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nteract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qu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p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rtnerap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lbe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6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you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i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l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orkfl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ss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asveg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a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im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a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raz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lora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tren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uscad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ngko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a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ser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config.w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discover.w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gin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lbour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z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olb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amsu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e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af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j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in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iend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previ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ale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est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x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iz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q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fil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xx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g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rkut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zeno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ata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m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el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alk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config.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ver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tp.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discover.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c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c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de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z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ill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mo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mpa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apane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ctop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esti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a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rg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orum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mg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downlo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ysql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o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l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d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stf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mag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hm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quickt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t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ut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v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p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le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l2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ns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rver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nvoi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lic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m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xen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l1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2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0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w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ysql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z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lif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ea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on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1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low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ia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3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2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uzz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2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2d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r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yo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ron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p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scarg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sx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allen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ur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m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lgw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lecti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educ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lay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3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stfix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corp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llywo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o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l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ambo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iv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incol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me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don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r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oic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x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ic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3p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el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p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us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upt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hpb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nt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h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e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ur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umm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SR11.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eij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in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j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do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lserve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atic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colog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ngineer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m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SR12.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2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util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2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rn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nten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duro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youraccou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laygrou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radi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rver2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omain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p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discover.vid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openf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l.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rekla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too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tp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faul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alu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ho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m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1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rver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config.vid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2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mpa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au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q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uj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SR31.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rc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ob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hiv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e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v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or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b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d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l2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etn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ab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c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x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och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partn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ll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u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ster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artic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wall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ll-nod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ele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oo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tri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sch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p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yho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demo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1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config.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lumb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discover.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6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b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lassifi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hin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at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x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ron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hemist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av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rw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r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m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ovi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servi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krasnoyar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r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a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e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kl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ru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leve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tok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rui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80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gr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eonar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okkai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n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jocur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ipv4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i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a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outer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eop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umba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anv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q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rcur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b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ubset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a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ivald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grap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te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ISCO-LWAPP-CONTRO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a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lo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ygn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char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erc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rogr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e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corp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upload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ieme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ipet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arnau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ialu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ssq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o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y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ailg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uden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univer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hc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l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uil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bacu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mov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4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ssi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microso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ww.care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r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hc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utomot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dg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esign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erv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po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jo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ebdisk.projec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r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arthu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i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fr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toc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ns4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scann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u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v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communic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dona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powe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w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esx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dor</text:p>
          </table:table-cell>
          <table:table-cell office:value-type="string" calcext:value-type="string">
            <text:p>h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al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e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ro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y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bo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ee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ol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f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ydrog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ontac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amp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ew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epri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t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ona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ortal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o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k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v2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zaka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olyc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helyabin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ost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b2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xr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t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ecure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ecruitm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ol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um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e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v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yclo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b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ew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e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ogu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linux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s4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ler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v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b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e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2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.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ey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moni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ola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ebpor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go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kap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lifesty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ar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atalo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200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emp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atell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losange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ad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img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hote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omul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va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odyss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bal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igh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a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ou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imb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ach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royect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j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ubm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osting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erver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extr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ustral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fil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u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filesh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e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kiro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andro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ost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joj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an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jan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ves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1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e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ebdisk.rad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omunid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an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a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u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gau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yaroslav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l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lp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yunda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j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geni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sg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imagen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kerber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er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cq-media-01.iutn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zmo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rv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i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frod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fish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2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fac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i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armo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etla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h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rab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av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obil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aru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l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nuntur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obel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lib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forw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utodiscover.stat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bookma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galer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u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estbl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p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an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o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onstruc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olver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utoconfig.stat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ofert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l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s4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proje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go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uss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vc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hem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v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un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kep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indones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n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ict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encuest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v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isco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lot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sw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a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pri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eb2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a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dev-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u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cluste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novosibir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ailo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exte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tutoria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mobile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kultu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hack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im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www.contac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sa</text:p>
          </table:table-cell>
          <table:table-cell office:value-type="string" calcext:value-type="string">
            <text:p>r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ile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up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embe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es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yste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d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il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ns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disk.faceb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hel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h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s1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b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a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c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a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w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c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ompr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disk.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oro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is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war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io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lv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ro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ud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est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urman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em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utoconfig.direc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r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hc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ph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i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s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ediaser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utodiscover.directo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n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res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g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it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inves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ps0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jakar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bos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b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p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i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in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he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onferen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in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ideocon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s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xm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w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j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pp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la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on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e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erver2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a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3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nk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av75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nh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onta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ierracharlie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aren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volu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ntho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no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yen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ok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obbit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s2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z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omai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ult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ebecca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m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r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av75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t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firmw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rima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a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i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m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hfccourse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v2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formac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2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i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i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pensour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test2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lifford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x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pl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te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ns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ffl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xhtm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te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il.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rebecca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hobb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r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sierracharlie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am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ore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ev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erver1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lb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il0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a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lex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emwunz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eg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ital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oll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est2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hfccourse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ro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pluslatex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x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val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idlabelling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ubious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disk.se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qu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lient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voodoodigital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harmac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en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h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ev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nim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a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1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utoconfig.im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speed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y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utodiscover.im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galleri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c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flas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clifford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l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rigin-imag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adrian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n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oy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pidlabelling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amer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ol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all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uardi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p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flow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ri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xod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ilin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bf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gsgou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lln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a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i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a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bigbrot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for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ug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disk.s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radu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disk.vide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dri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fir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ubious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ind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h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alex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agn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laun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iz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betterday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yama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be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c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if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hom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te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m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gobbit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kyl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gloszen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betterday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a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i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pro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c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emwunz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y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loudflare-resolve-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yo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c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irtual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r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h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ool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lem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ha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oof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fsi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lamb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s5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ancou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hkps.po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drian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s3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oodoodigital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k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s1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elivery.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turis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act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luslatex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lithi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ucl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qual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gsgou.us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ny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db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dom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erseph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validcli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libra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ana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wholesa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u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p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ss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xena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ex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rc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ph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l2tp-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a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ap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dve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alotedigi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bluesk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fortu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hie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tream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alu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1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tag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member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ww.s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alask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pect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brok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oxfo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j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j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cheeta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sof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webdisk.cli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ne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er1</text:p>
          </table:table-cell>
          <table:table-cell office:value-type="string" calcext:value-type="string">
            <text:p>ra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ru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rtg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epai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ete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amura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vm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r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ste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i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n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epor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tp-e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ch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mtp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hocol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llecti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itch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ock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ed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oph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els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l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a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o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igr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in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s0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s3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la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la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di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y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b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xtre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roupwa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llec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lack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e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lle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ev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vent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a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cduf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n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ublicap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2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as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ladivost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remi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p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ostma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ab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z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lan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omain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eroni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v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a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oldm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g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ma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u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e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a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a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config.stag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3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oar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hum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discover.stag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r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errari.fortwayne.com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ordan.fortwayne.com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quatro.oweb.com.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az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test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n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ch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m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ect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ip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b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ootserv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in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ream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lexand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mtp0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acks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da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webma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ob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s7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liv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am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i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eva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iv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mput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i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estiv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un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u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ilita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i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acif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onz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tp.de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vp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eri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p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20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oman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am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ur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h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ew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ab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yosh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e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iv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ta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allpap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yfi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eptu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wor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nve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clou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rote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edic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a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is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hi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i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i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liforn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10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sm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lectron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pen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s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d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ole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is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x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mov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ione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hpli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lepha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tp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p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c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n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youtu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pacitac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ilfil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witch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yaz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h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ayn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t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v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orag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aka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c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he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umbl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mtp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erver1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a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orag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o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mo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disk.gall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disk.jo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ow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servi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oa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uppor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o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am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k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r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nform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eav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ur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ils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disk.w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reebs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hon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o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sx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mple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i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pc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ysi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kaz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l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arn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roho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en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fil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bi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i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oodlu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dn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veryth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s4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on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i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l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l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qur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og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abb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tp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p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stre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ogloszen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bc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discover.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logg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epp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config.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a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mtp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ideo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pos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ch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katerinbu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al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ewel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eta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prox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zs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4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autil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nge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ervic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m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i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gnol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m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veri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ranchi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v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disk.inf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enz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hre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arad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1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lep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hine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lp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ni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e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in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nsw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t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too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uns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xtrane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ir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itsubish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r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merci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alanc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ar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mergenc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z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t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s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in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alk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ug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discover.vide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ugtrack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config.vide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a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uev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anymed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e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icke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at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raz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al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ro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vata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sp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ust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m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bi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twit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o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eag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h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li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d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m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r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icrosi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l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config.c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u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onicw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izn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e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lo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rep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i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itt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discover.cr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ardc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gyp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y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osk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umb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3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la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mo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o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u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rchi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raf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rankl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peedtes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e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uppli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ri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il-rela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uig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aru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fia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o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mp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mp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zu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or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li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arracud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g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u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dslnat-curridabat-12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st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ox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aa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x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xchbhlan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v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i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nque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m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e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x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1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udg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rizo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discover.me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y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is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rb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e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il0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config.me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er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mon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or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ydne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rak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h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iab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o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g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tien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a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old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ravi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ca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bi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5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mo1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amb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vanov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ig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giti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NREGISTERED.zm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man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rchi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i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mr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ich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ff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dg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erman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rist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egu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y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ath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lumb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ev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in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s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s3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r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atash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tou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d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1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ur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mark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e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fo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o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s4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jgd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.st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ds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e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os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ard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omre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uge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om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pn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cot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xc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yncdiscoverinter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ago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ecov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as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pect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atic.orig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quiz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ab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lyanov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st-ww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n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lea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aga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ron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i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ot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efen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tavrop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alde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fd18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omm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hi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heb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ir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onsul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ow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newsro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s.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p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i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alent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umpk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quee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atchd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erv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eb0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s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pam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eo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est0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tp.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erver1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upd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ta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l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saprou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i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i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z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c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al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k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msterd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html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estadistic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la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phy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rs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7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vv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r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g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msn-smtp-o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lab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nivers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gap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futb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altimo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vt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ork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uf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bo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utodiscover.jo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unknow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allia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www.sv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du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ux</text:p>
          </table:table-cell>
          <table:table-cell office:value-type="string" calcext:value-type="string">
            <text:p>ki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ki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p176-19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illeni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garfiel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ssets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uction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oi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russi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uzuk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lin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ynced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t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oldweb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hipp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nformati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gf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pse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i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utoconfig.job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zo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plu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urb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orna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da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lo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al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te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u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z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ashing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ightn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io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m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enig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d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z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am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e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ycl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cac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y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n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updat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o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iscu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5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kurg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mi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la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u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kin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extra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g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sycholog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0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od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t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re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z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o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x0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opener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ounc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od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au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eetin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irm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eb2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xz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ut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4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anora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ISCO-CAPWAP-CONTROLL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ho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v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ar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gateway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nt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hirlev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inn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bap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volog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rcad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ut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1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yu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esir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er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rinc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ap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i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at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atacen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tlant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ai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ech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vinta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inux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gz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kei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arpedi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er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rea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ront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yncacc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aile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che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natur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tuden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ail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radio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ode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ev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c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i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ancur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aseba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anua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mg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ma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oldwe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mtpg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uls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read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il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tream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oliv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ail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ulu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y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andwid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essag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u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b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dah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amp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verif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e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vs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utodiscover.s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lade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lad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ed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ail17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hor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estdr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i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star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mp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lai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g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who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nieuwsbrie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xe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eterni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greeting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ata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s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autoconfig.s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kemerov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olg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hah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e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resta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r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mg0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olim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iote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qa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w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s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ebdisk.sandbo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ananton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den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ac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zmai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tat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ns10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3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id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h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onnect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j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christi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uxu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t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b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blog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el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gre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orumt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oli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la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ns6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freebi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ns6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ja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ww.pl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ejourn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let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work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pea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po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</text:p>
          </table:table-cell>
          <table:table-cell office:value-type="string" calcext:value-type="string">
            <text:p>si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l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ao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baoba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tv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edge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sig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webdisk.hel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www.mob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php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webda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aw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gf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li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rick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pic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nod3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op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sandieg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emplo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sf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omm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utodiscover.se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recherch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fric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ebdisk.membe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ult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oo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x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f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revers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issour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zi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rutu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lol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imap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window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ar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ebdisk.wordpres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reat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x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outl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cpan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lo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6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ni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vestibul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ebdisk.bill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rom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ysho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joy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q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al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h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fis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ail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ebdisk.fil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ichell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usi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i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aiw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jew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inbou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r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o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usta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pecia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form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rew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me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elib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es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richmo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utodiscover.trav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cco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qui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sarato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horn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electi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est2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kaliningra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liste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ebdisk.trav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onepie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ry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op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floren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lackli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k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orkspac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he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noteboo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fred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elm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webdesig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utoconfig.trav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fait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o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nuk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emphi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hrom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ougl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2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utoconfig.searc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analytic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forg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glor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har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irmingha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zebr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12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lagu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lamou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ig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pola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lancast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ebdisk.port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utoconfig.i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utodiscover.im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othe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19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r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gal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row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v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fb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herlo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remed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gw-nd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ushroo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ysql8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v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s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aratho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k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ritica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l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apricor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tandb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est1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portfoli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avannah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img13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verit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ov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ratin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ou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zephy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ownload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ticke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exchange-imap.i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5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ndre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d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ep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ana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martphon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nicol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phpadmi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subscrib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prototyp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expert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g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newforum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resul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prueb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bf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114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p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riden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mirror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11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oni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nno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chin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labam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photogaller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lackjac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lex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hatho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inc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xm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tulip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common-sw1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betty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vo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www.ms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pc2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chools.nl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3:13:54.828713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0T13:21:15.175861687</dc:date>
    <meta:editing-duration>PT14M56S</meta:editing-duration>
    <meta:editing-cycles>4</meta:editing-cycles>
    <meta:generator>LibreOffice/6.1.1.2$MacOSX_X86_64 LibreOffice_project/5d19a1bfa650b796764388cd8b33a5af1f5baa1b</meta:generator>
    <meta:document-statistic meta:table-count="1" meta:cell-count="10002" meta:object-count="0"/>
  </office:meta>
</office:document-meta>
</file>